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4" style:family="paragraph" style:parent-style-name="Standard">
      <style:paragraph-properties fo:line-height="100%">
        <style:tab-stops>
          <style:tab-stop style:position="11.79cm"/>
        </style:tab-stops>
      </style:paragraph-properties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font-style="normal" style:text-underline-style="none" officeooo:rsid="001517f2" officeooo:paragraph-rsid="001517f2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7" style:family="paragraph" style:parent-style-name="Standard">
      <style:paragraph-properties>
        <style:tab-stops>
          <style:tab-stop style:position="11.79cm"/>
        </style:tab-stops>
      </style:paragraph-properties>
      <style:text-properties style:font-name="Times New Roman" fo:font-size="14pt" fo:language="ru" fo:country="RU" fo:font-style="normal" style:text-underline-style="none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style="normal" style:text-underline-style="none" style:font-size-asian="16pt" style:font-style-asian="normal" style:font-name-complex="Times New Roman1" style:font-size-complex="16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normal" style:text-underline-style="none" style:font-size-asian="18pt" style:font-style-asian="normal" style:font-name-complex="Times New Roman1" style:font-size-complex="18pt" style:font-style-complex="normal"/>
    </style:style>
    <style:style style:name="P10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P11" style:family="paragraph" style:parent-style-name="Heading_20_2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name-complex="Times New Roman1"/>
    </style:style>
    <style:style style:name="T3" style:family="text">
      <style:text-properties fo:font-weight="normal" officeooo:rsid="0017e79a" style:font-weight-asian="normal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517f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743e4"/>
    </style:style>
    <style:style style:name="T9" style:family="text">
      <style:text-properties officeooo:rsid="0017e7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Министерство образования, <text:span text:style-name="T9">науки</text:span> <text:span text:style-name="T9">и молодёжной политики</text:span> Нижегородской области</text:p>
      <text:p text:style-name="P5">Государственное бюджетное профессиональное образовательное учреждение</text:p>
      <text:p text:style-name="P3">«Нижегородский радиотехнический колледж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ОТЧЁТ</text:p>
      <text:p text:style-name="P2">по лабораторной работе № ___</text:p>
      <text:h text:style-name="P11" text:outline-level="2"><text:span text:style-name="T1">Тема «_________________________</text:span>»</text:h>
      <text:p text:style-name="P1"/>
      <text:p text:style-name="P1"/>
      <text:p text:style-name="P6"><text:span text:style-name="T4">Дисциплина «</text:span><text:span text:style-name="T3">МДК 01.01 Системное программирование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ыполнил:<text:tab/>Проверил:</text:p>
      <text:p text:style-name="P4">Студент группы ________<text:tab/>Преподаватель</text:p>
      <text:p text:style-name="P4"><text:span text:style-name="T5">______________________<text:tab/></text:span><text:span text:style-name="T6">Попцов А. В.</text:span></text:p>
      <text:p text:style-name="P7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">г. Нижний Новгород </text:p>
      <text:p text:style-name="P2">201<text:span text:style-name="T9">9</text:span>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09:16:07.75</meta:creation-date>
    <dc:date>2019-01-16T12:49:58.341046074</dc:date>
    <meta:editing-duration>P0D</meta:editing-duration>
    <meta:editing-cycles>4</meta:editing-cycles>
    <meta:generator>LibreOffice/4.2.7.2$Linux_x86 LibreOffice_project/420m0$Build-2</meta:generator>
    <dc:creator>А В Попцов</dc:creator>
    <meta:document-statistic meta:table-count="0" meta:image-count="0" meta:object-count="0" meta:page-count="1" meta:paragraph-count="12" meta:word-count="43" meta:character-count="413" meta:non-whitespace-character-count="381"/>
  </office:meta>
</office:document-meta>
</file>